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teration 2 rapport</text:h>
      <text:p text:style-name="Standard"/>
      <text:h text:style-name="Heading_20_2" text:outline-level="2">Planering</text:h>
      <text:p text:style-name="Standard"/>
      <text:p text:style-name="Standard">Då den första iteration gick snabbare att genomföra än planerat så har jag i denna planering försökt fördela tiden lite mer noggrant för de olika uppgifterna. Dessutom tror jag mig kunde använda delar av en tidigare laboration vid implementering av både design och tester av den funktion som denna iteration fokuserar på, dvs. inloggningen för samtliga aktörer. Dock är det inte omöjligt att jag väljer att förbättra hur funktionen ska fungera, vilket jag förmodligen kommer ha tid till att göra.</text:p>
      <text:h text:style-name="Heading_20_3" text:outline-level="3">Krav</text:h>
      <text:list xml:id="list1648725199559434931" text:style-name="L1">
        <text:list-item>
          <text:p text:style-name="P1">Analysera och specificera användningsfall - 45 minuter.</text:p>
        </text:list-item>
      </text:list>
      <text:h text:style-name="Heading_20_3" text:outline-level="3">Design/implementation</text:h>
      <text:list xml:id="list915214198339008042" text:style-name="L2">
        <text:list-item>
          <text:p text:style-name="P2">Identifiera och specificera metoder - 1 timme.</text:p>
        </text:list-item>
        <text:list-item>
          <text:p text:style-name="P2">Implementation - 1 timme.</text:p>
        </text:list-item>
      </text:list>
      <text:h text:style-name="Heading_20_3" text:outline-level="3">Test</text:h>
      <text:list xml:id="list8614998019894059986" text:style-name="L3">
        <text:list-item>
          <text:p text:style-name="P3">Analysera och specificera testning - 45 minuter.</text:p>
        </text:list-item>
        <text:list-item>
          <text:p text:style-name="P3">Implementation - 1 timme.</text:p>
        </text:list-item>
        <text:list-item>
          <text:p text:style-name="P3">Exekvering - 30 minuter.</text:p>
        </text:list-item>
      </text:list>
      <text:h text:style-name="Heading_20_3" text:outline-level="3">Reflektion</text:h>
      <text:list xml:id="list3571316140944604043" text:style-name="L4">
        <text:list-item>
          <text:p text:style-name="P4">Reflektera - 45 minuter.</text:p>
        </text:list-item>
      </text:list>
      <text:p text:style-name="Standard"/>
      <text:h text:style-name="Heading_20_2" text:outline-level="2">Reflektion </text:h>
      <text:p text:style-name="Standard">I denna iteration upplevde jag att i stort sett alla steg gick snabbare att utföra. Förmodligen beror detta på att man i tidigare iteration har kommit fram till en viss struktur som man sedan kan återanvända i kommande iterationer. Samtidigt blir man ju också lite bättre för varje gång man utför vissa steg. För övrigt kändes det som att denna iteration flöt på mycket bra. Jag kände att jag hade tid till att göra en annan typ av lösning för inloggningen. Det gick dock snabbare än planerat även denna gång, vilket får mig att överväga om jag ska öka på det som ska hända i iteration 3 en aning.</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k Erlandsson</meta:initial-creator>
    <meta:creation-date>2015-01-14T13:45:53.88</meta:creation-date>
    <meta:generator>OpenOffice/4.1.1$Win32 OpenOffice.org_project/411m6$Build-9775</meta:generator>
    <dc:date>2015-01-17T12:10:39.57</dc:date>
    <dc:creator>Patrik Erlandsson</dc:creator>
    <meta:editing-duration>PT57M25S</meta:editing-duration>
    <meta:editing-cycles>18</meta:editing-cycles>
    <meta:document-statistic meta:table-count="0" meta:image-count="0" meta:object-count="0" meta:page-count="1" meta:paragraph-count="16" meta:word-count="242" meta:character-count="1425"/>
  </office:meta>
</office:document-meta>
</file>